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2d82d" officeooo:paragraph-rsid="001f797d"/>
    </style:style>
    <style:style style:name="P3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4" style:family="paragraph" style:parent-style-name="Standard">
      <style:text-properties style:font-name="Arial" officeooo:rsid="002c1322" officeooo:paragraph-rsid="002c1322"/>
    </style:style>
    <style:style style:name="P5" style:family="paragraph" style:parent-style-name="Standard">
      <style:text-properties style:font-name="Arial" officeooo:rsid="0045099f" officeooo:paragraph-rsid="0045099f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fo:font-style="italic" officeooo:rsid="0045099f" style:font-style-asian="italic" style:font-style-complex="italic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2a54ab"/>
    </style:style>
    <style:style style:name="T6" style:family="text">
      <style:text-properties officeooo:rsid="00317719"/>
    </style:style>
    <style:style style:name="T7" style:family="text">
      <style:text-properties officeooo:rsid="0045099f"/>
    </style:style>
    <style:style style:name="T8" style:family="text">
      <style:text-properties officeooo:rsid="004599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<text:span text:style-name="T7">EEE Transactions on Medical I</text:span>maging</text:p>
      <text:p text:style-name="P1"/>
      <text:p text:style-name="P1">Editorial Office</text:p>
      <text:p text:style-name="P1"/>
      <text:p text:style-name="P1"><text:span text:style-name="T8">9</text:span><text:span text:style-name="T6">. </text:span><text:span text:style-name="T8">October</text:span>, 202<text:span text:style-name="T7">4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2"/>
      <text:p text:style-name="P5">High-Resolution <text:span text:style-name="T8">Motion-Robust </text:span>Diffusion-Weighted Imaging with Self-Gated <text:span text:style-name="T8">Self-Supervised ADMM Unrolling</text:span></text:p>
      <text:p text:style-name="P1"/>
      <text:p text:style-name="P1">for the consideration <text:span text:style-name="T5">of publication</text:span> in <text:span text:style-name="T1">I</text:span><text:span text:style-name="T2">EEE Transactions on Medical I</text:span><text:span text:style-name="T1">maging</text:span>.</text:p>
      <text:p text:style-name="P1"/>
      <text:p text:style-name="P4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4">Zhengguo</text:span><text:span text:style-name="T3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4-10-09T21:43:55.276334950</dc:date>
    <meta:editing-duration>PT34M9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5" meta:character-count="462" meta:non-whitespace-character-count="407"/>
  </office:meta>
</office:document-meta>
</file>